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02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7854in"/>
    </style:style>
    <style:style style:name="co6" style:family="table-column">
      <style:table-column-properties fo:break-before="auto" style:column-width="0.7429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0.7102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1.1398in"/>
    </style:style>
    <style:style style:name="co11" style:family="table-column">
      <style:table-column-properties fo:break-before="auto" style:column-width="0.8181in"/>
    </style:style>
    <style:style style:name="co12" style:family="table-column">
      <style:table-column-properties fo:break-before="auto" style:column-width="1.0862in"/>
    </style:style>
    <style:style style:name="co13" style:family="table-column">
      <style:table-column-properties fo:break-before="auto" style:column-width="0.6465in"/>
    </style:style>
    <style:style style:name="co14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55in"/>
    </style:style>
    <style:style style:name="co16" style:family="table-column">
      <style:table-column-properties fo:break-before="auto" style:column-width="0.7752in"/>
    </style:style>
    <style:style style:name="co17" style:family="table-column">
      <style:table-column-properties fo:break-before="auto" style:column-width="0.9681in"/>
    </style:style>
    <style:style style:name="co18" style:family="table-column">
      <style:table-column-properties fo:break-before="auto" style:column-width="0.9252in"/>
    </style:style>
    <style:style style:name="co19" style:family="table-column">
      <style:table-column-properties fo:break-before="auto" style:column-width="1.2043in"/>
    </style:style>
    <style:style style:name="co20" style:family="table-column">
      <style:table-column-properties fo:break-before="auto" style:column-width="1.7291in"/>
    </style:style>
    <style:style style:name="co21" style:family="table-column">
      <style:table-column-properties fo:break-before="auto" style:column-width="1.2252in"/>
    </style:style>
    <style:style style:name="co22" style:family="table-column">
      <style:table-column-properties fo:break-before="auto" style:column-width="1.3862in"/>
    </style:style>
    <style:style style:name="co23" style:family="table-column">
      <style:table-column-properties fo:break-before="auto" style:column-width="1.0752in"/>
    </style:style>
    <style:style style:name="co24" style:family="table-column">
      <style:table-column-properties fo:break-before="auto" style:column-width="2.9083in"/>
    </style:style>
    <style:style style:name="co25" style:family="table-column">
      <style:table-column-properties fo:break-before="auto" style:column-width="0.4965in"/>
    </style:style>
    <style:style style:name="co26" style:family="table-column">
      <style:table-column-properties fo:break-before="auto" style:column-width="1.011in"/>
    </style:style>
    <style:style style:name="co27" style:family="table-column">
      <style:table-column-properties fo:break-before="auto" style:column-width="0.7217in"/>
    </style:style>
    <style:style style:name="co28" style:family="table-column">
      <style:table-column-properties fo:break-before="auto" style:column-width="0.4752in"/>
    </style:style>
    <style:style style:name="co29" style:family="table-column">
      <style:table-column-properties fo:break-before="auto" style:column-width="0.6035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1.0327in"/>
    </style:style>
    <style:style style:name="co32" style:family="table-column">
      <style:table-column-properties fo:break-before="auto" style:column-width="0.9465in"/>
    </style:style>
    <style:style style:name="co33" style:family="table-column">
      <style:table-column-properties fo:break-before="auto" style:column-width="1.4075in"/>
    </style:style>
    <style:style style:name="co34" style:family="table-column">
      <style:table-column-properties fo:break-before="auto" style:column-width="1.1929in"/>
    </style:style>
    <style:style style:name="co35" style:family="table-column">
      <style:table-column-properties fo:break-before="auto" style:column-width="0.9146in"/>
    </style:style>
    <style:style style:name="co36" style:family="table-column">
      <style:table-column-properties fo:break-before="auto" style:column-width="0.5181in"/>
    </style:style>
    <style:style style:name="co37" style:family="table-column">
      <style:table-column-properties fo:break-before="auto" style:column-width="0.861in"/>
    </style:style>
    <style:style style:name="co38" style:family="table-column">
      <style:table-column-properties fo:break-before="auto" style:column-width="1.6543in"/>
    </style:style>
    <style:style style:name="co39" style:family="table-column">
      <style:table-column-properties fo:break-before="auto" style:column-width="1.5256in"/>
    </style:style>
    <style:style style:name="co40" style:family="table-column">
      <style:table-column-properties fo:break-before="auto" style:column-width="2.0835in"/>
    </style:style>
    <style:style style:name="co41" style:family="table-column">
      <style:table-column-properties fo:break-before="auto" style:column-width="2.0937in"/>
    </style:style>
    <style:style style:name="co42" style:family="table-column">
      <style:table-column-properties fo:break-before="auto" style:column-width="2.3299in"/>
    </style:style>
    <style:style style:name="co43" style:family="table-column">
      <style:table-column-properties fo:break-before="auto" style:column-width="0.8398in"/>
    </style:style>
    <style:style style:name="co44" style:family="table-column">
      <style:table-column-properties fo:break-before="auto" style:column-width="0.85in"/>
    </style:style>
    <style:style style:name="co45" style:family="table-column">
      <style:table-column-properties fo:break-before="auto" style:column-width="1.1181in"/>
    </style:style>
    <style:style style:name="co46" style:family="table-column">
      <style:table-column-properties fo:break-before="auto" style:column-width="0.7in"/>
    </style:style>
    <style:style style:name="co4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vertcsv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6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_key</text:p>
          </table:table-cell>
          <table:table-cell office:value-type="string" calcext:value-type="string">
            <text:p>buildPoints</text:p>
          </table:table-cell>
          <table:table-cell office:value-type="string" calcext:value-type="string">
            <text:p>buildPower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esignable</text:p>
          </table:table-cell>
          <table:table-cell office:value-type="string" calcext:value-type="string">
            <text:p>effectSize</text:p>
          </table:table-cell>
          <table:table-cell office:value-type="string" calcext:value-type="string">
            <text:p>explosionWav</text:p>
          </table:table-cell>
          <table:table-cell office:value-type="string" calcext:value-type="string">
            <text:p>facePlayer</text:p>
          </table:table-cell>
          <table:table-cell office:value-type="string" calcext:value-type="string">
            <text:p>firePause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flightGfx</text:p>
          </table:table-cell>
          <table:table-cell office:value-type="string" calcext:value-type="string">
            <text:p>flightSpeed</text:p>
          </table:table-cell>
          <table:table-cell office:value-type="string" calcext:value-type="string">
            <text:p>hitGfx</text:p>
          </table:table-cell>
          <table:table-cell office:value-type="string" calcext:value-type="string">
            <text:p>hitpoint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ightWorld</text:p>
          </table:table-cell>
          <table:table-cell office:value-type="string" calcext:value-type="string">
            <text:p>longHit</text:p>
          </table:table-cell>
          <table:table-cell office:value-type="string" calcext:value-type="string">
            <text:p>longRange</text:p>
          </table:table-cell>
          <table:table-cell office:value-type="string" calcext:value-type="string">
            <text:p>maxElevation</text:p>
          </table:table-cell>
          <table:table-cell office:value-type="string" calcext:value-type="string">
            <text:p>minElevation</text:p>
          </table:table-cell>
          <table:table-cell office:value-type="string" calcext:value-type="string">
            <text:p>minimumDamage</text:p>
          </table:table-cell>
          <table:table-cell office:value-type="string" calcext:value-type="string">
            <text:p>missGf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untModel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muzzleGf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umExplosions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radiusDamage</text:p>
          </table:table-cell>
          <table:table-cell office:value-type="string" calcext:value-type="string">
            <text:p>radiusLife</text:p>
          </table:table-cell>
          <table:table-cell office:value-type="string" calcext:value-type="string">
            <text:p>recoilValue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shortHit</text:p>
          </table:table-cell>
          <table:table-cell office:value-type="string" calcext:value-type="string">
            <text:p>shortRange</text:p>
          </table:table-cell>
          <table:table-cell office:value-type="string" calcext:value-type="string">
            <text:p>waterGfx</text:p>
          </table:table-cell>
          <table:table-cell office:value-type="string" calcext:value-type="string">
            <text:p>weaponClass</text:p>
          </table:table-cell>
          <table:table-cell office:value-type="string" calcext:value-type="string">
            <text:p>weaponEffect</text:p>
          </table:table-cell>
          <table:table-cell office:value-type="string" calcext:value-type="string">
            <text:p>weaponSubClass</text:p>
          </table:table-cell>
          <table:table-cell office:value-type="string" calcext:value-type="string">
            <text:p>weaponWav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numRounds</text:p>
          </table:table-cell>
          <table:table-cell office:value-type="string" calcext:value-type="string">
            <text:p>periodicalDamage</text:p>
          </table:table-cell>
          <table:table-cell office:value-type="string" calcext:value-type="string">
            <text:p>periodicalDamageRadius</text:p>
          </table:table-cell>
          <table:table-cell office:value-type="string" calcext:value-type="string">
            <text:p>periodicalDamageTime</text:p>
          </table:table-cell>
          <table:table-cell office:value-type="string" calcext:value-type="string">
            <text:p>periodicalDamageWeaponClass</text:p>
          </table:table-cell>
          <table:table-cell office:value-type="string" calcext:value-type="string">
            <text:p>periodicalDamageWeaponEffect</text:p>
          </table:table-cell>
          <table:table-cell office:value-type="string" calcext:value-type="string">
            <text:p>periodicalDamageWeaponSubClass</text:p>
          </table:table-cell>
          <table:table-cell office:value-type="string" calcext:value-type="string">
            <text:p>reloadTime</text:p>
          </table:table-cell>
          <table:table-cell office:value-type="string" calcext:value-type="string">
            <text:p>fireOnMov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faceInFlight</text:p>
          </table:table-cell>
          <table:table-cell office:value-type="string" calcext:value-type="string">
            <text:p>numAttackRuns</text:p>
          </table:table-cell>
          <table:table-cell office:value-type="string" calcext:value-type="string">
            <text:p>penetrate</text:p>
          </table:table-cell>
        </table:table-row>
        <table:table-row table:style-name="ro1">
          <table:table-cell office:value-type="string" calcext:value-type="string">
            <text:p>AAGun2Mk1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AGun2Mk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air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A Flak Cannon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GunLaser</text:p>
          </table:table-cell>
          <table:table-cell office:value-type="float" office:value="1600" calcext:value-type="float">
            <text:p>1600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AGun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aalas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Stormbringer AA Pulse Las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62000" calcext:value-type="float">
            <text:p>620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GunLaser-Lng</text:p>
          </table:table-cell>
          <table:table-cell office:value-type="float" office:value="1600" calcext:value-type="float">
            <text:p>1600</text:p>
          </table:table-cell>
          <table:table-cell office:value-type="float" office:value="250" calcext:value-type="float">
            <text:p>2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AGunLaser-Lng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haalas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tormBringer AA Flak Laser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62000" calcext:value-type="float">
            <text:p>6200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JeepMG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D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eep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Jeep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TowerMG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D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ower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Tower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tower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Cann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Canno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Cann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M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M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1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Buggy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Buggy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Buggy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BusCann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BusCanno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Ex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BusCannon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Flame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baFlam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Scav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JeepMG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D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Jeep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Jeep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M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BaBa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1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PitRocket</text:p>
          </table:table-cell>
          <table:table-cell office:value-type="float" office:value="375" calcext:value-type="float">
            <text:p>375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P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PitRocke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cav Rocket Launch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5000" calcext:value-type="float">
            <text:p>5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PitRocketAT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XMRocAt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S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baPitRocketA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LMSL.PIE</text:p>
          </table:table-cell>
          <table:table-cell office:value-type="string" calcext:value-type="string">
            <text:p>TRLRC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Scav AT Pi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RP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ocket.ogg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P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RPG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table:number-columns-repeated="2"/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cav RP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aRocke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Rocke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avmra.pie</text:p>
          </table:table-cell>
          <table:table-cell office:value-type="string" calcext:value-type="string">
            <text:p>TRLRC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cav Rock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TowerMG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Tower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Tower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Trike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Trike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Trike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mb-Earthquake</text:p>
          </table:table-cell>
          <table:table-cell office:value-type="float" office:value="1400" calcext:value-type="float">
            <text:p>1400</text:p>
          </table:table-cell>
          <table:table-cell office:value-type="float" office:value="137" calcext:value-type="float">
            <text:p>13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SCUDM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VLSWav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omb-Earthquak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280" calcext:value-type="float">
            <text:p>1280</text:p>
          </table:table-cell>
          <table:table-cell/>
          <table:table-cell office:value-type="float" office:value="-80" calcext:value-type="float">
            <text:p>-8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VLSWav.PIE</text:p>
          </table:table-cell>
          <table:table-cell/>
          <table:table-cell office:value-type="string" calcext:value-type="string">
            <text:p>TRHVTLB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Heavy Bunker Buster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66000" calcext:value-type="float">
            <text:p>6600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1-VTOL-LtHE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bmbx1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omb1-VTOL-LtH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lvtlh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Cluster Bomb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49500" calcext:value-type="float">
            <text:p>495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2-VTOL-HvHE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mbmbx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omb2-VTOL-HvH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h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Heap Bomb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57900" calcext:value-type="float">
            <text:p>579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3-VTOL-LtINC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bmbi1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omb3-VTOL-LtINC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lvtli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Phosphor Bomb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52500" calcext:value-type="float">
            <text:p>52500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4-VTOL-HvyINC</text:p>
          </table:table-cell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mbmbi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omb4-VTOL-HvyINC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i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ite Bomb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75000" calcext:value-type="float">
            <text:p>7500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4-VTOL-HvyINC-Mass</text:p>
          </table:table-cell>
          <table:table-cell office:value-type="float" office:value="2200" calcext:value-type="float">
            <text:p>2200</text:p>
          </table:table-cell>
          <table:table-cell office:value-type="float" office:value="187" calcext:value-type="float">
            <text:p>187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SCUDM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XL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omb4-VTOL-HvyINC-Mass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HVTLH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Heavy Thermite Bomb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640" calcext:value-type="float">
            <text:p>64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5-VTOL-Plasmite</text:p>
          </table:table-cell>
          <table:table-cell office:value-type="float" office:value="2000" calcext:value-type="float">
            <text:p>2000</text:p>
          </table:table-cell>
          <table:table-cell office:value-type="float" office:value="225" calcext:value-type="float">
            <text:p>225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XLBMBP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omb5-VTOL-Plasmit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PL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Plasmite Bomb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flmthrow.ogg</text:p>
          </table:table-cell>
          <table:table-cell office:value-type="float" office:value="180000" calcext:value-type="float">
            <text:p>18000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40" calcext:value-type="float">
            <text:p>6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6-VTOL-EMP</text:p>
          </table:table-cell>
          <table:table-cell office:value-type="float" office:value="1400" calcext:value-type="float">
            <text:p>14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LBMBE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omb6-VTOL-EMP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EM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EMP Bomb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60000" calcext:value-type="float">
            <text:p>6000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ggy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gy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Buggy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sCann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sCanno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Ex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Cannon Bu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sCannon-A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sCannon-AR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Ex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Cannon A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1-VTOL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1-VT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VTOL Cannon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annon1Mk1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1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Light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30000" calcext:value-type="float">
            <text:p>3000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1Mk1-AR</text:p>
          </table:table-cell>
          <table:table-cell office:value-type="float" office:value="225" calcext:value-type="float">
            <text:p>225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1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ar.PIE</text:p>
          </table:table-cell>
          <table:table-cell office:value-type="string" calcext:value-type="string">
            <text:p>TRL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NASDA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7000" calcext:value-type="float">
            <text:p>2700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2A-TMk1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annon2A-T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CAN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Medium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54000" calcext:value-type="float">
            <text:p>54000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2A-TMk1-AR</text:p>
          </table:table-cell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l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annon2A-T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CANar.PIE</text:p>
          </table:table-cell>
          <table:table-cell office:value-type="string" calcext:value-type="string">
            <text:p>TRM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NASDA Medium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48600" calcext:value-type="float">
            <text:p>48600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2A-TMk1-Lng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Cannon2A-TMk1-Lng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Long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70000" calcext:value-type="float">
            <text:p>7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.PIE</text:p>
          </table:table-cell>
          <table:table-cell office:value-type="string" calcext:value-type="string">
            <text:p>TRH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12000" calcext:value-type="float">
            <text:p>1120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-AR</text:p>
          </table:table-cell>
          <table:table-cell office:value-type="float" office:value="720" calcext:value-type="float">
            <text:p>720</text:p>
          </table:table-cell>
          <table:table-cell office:value-type="float" office:value="188" calcext:value-type="float">
            <text:p>188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ar.PIE</text:p>
          </table:table-cell>
          <table:table-cell office:value-type="string" calcext:value-type="string">
            <text:p>TRH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NASDA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00800" calcext:value-type="float">
            <text:p>1008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-Lng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-Ln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ugmented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20000" calcext:value-type="float">
            <text:p>12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-Twn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-Tw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2.pie</text:p>
          </table:table-cell>
          <table:table-cell office:value-type="string" calcext:value-type="string">
            <text:p>trh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Twin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70000" calcext:value-type="float">
            <text:p>17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4AUTO-VTOL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-VT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536" calcext:value-type="float">
            <text:p>1536</text:p>
          </table:table-cell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VTOL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8000" calcext:value-type="float">
            <text:p>48000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annon4AUTOMk1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AR</text:p>
          </table:table-cell>
          <table:table-cell office:value-type="float" office:value="630" calcext:value-type="float">
            <text:p>630</text:p>
          </table:table-cell>
          <table:table-cell office:value-type="float" office:value="131" calcext:value-type="float">
            <text:p>13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ar.PIE</text:p>
          </table:table-cell>
          <table:table-cell office:value-type="string" calcext:value-type="string">
            <text:p>TRLA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NASDA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37800" calcext:value-type="float">
            <text:p>37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Full-Aslt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Full-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HGSS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eavy Assault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70000" calcext:value-type="float">
            <text:p>17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Hvy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GRDexl.PI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nnon4AUTOMk1-Hvy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ugmented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04000" calcext:value-type="float">
            <text:p>10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Hvy-Aslt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GRDexl.PI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nnon4AUTOMk1-Hvy-Aslt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eavy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70000" calcext:value-type="float">
            <text:p>17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4AUTOMk1-Hvy-Inc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GRDexl.PI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nnon4AUTOMk1-Hvy-Inc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ugmented Incendiary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12000" calcext:value-type="float">
            <text:p>11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CANN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non4AUTOMk1-Inc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20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Inc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/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canhpv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Incendiary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CANN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non4AUTOMk1-Lng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Ln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VC Long Cann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64000" calcext:value-type="float">
            <text:p>64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5Vulcan-VTOL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-VT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VTOL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42000" calcext:value-type="float">
            <text:p>42000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annon5VulcanMk1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5000" calcext:value-type="float">
            <text:p>35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5VulcanMk1-AR</text:p>
          </table:table-cell>
          <table:table-cell office:value-type="float" office:value="630" calcext:value-type="float">
            <text:p>630</text:p>
          </table:table-cell>
          <table:table-cell office:value-type="float" office:value="113" calcext:value-type="float">
            <text:p>11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ar.PIE</text:p>
          </table:table-cell>
          <table:table-cell office:value-type="string" calcext:value-type="string">
            <text:p>TRMV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NASDA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1500" calcext:value-type="float">
            <text:p>31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5VulcanMk1-Gat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-Ga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Rotar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84000" calcext:value-type="float">
            <text:p>84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5VulcanMk1-Hvy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Cannon5VulcanMk1-Hvy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Heavy Assault Canno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160000" calcext:value-type="float">
            <text:p>16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5VulcanMk1-Inc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-Inc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can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Incendiary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CANN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non6TwinAslt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6Twin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.pie</text:p>
          </table:table-cell>
          <table:table-cell office:value-type="string" calcext:value-type="string">
            <text:p>trhv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75000" calcext:value-type="float">
            <text:p>750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6TwinAslt-AR</text:p>
          </table:table-cell>
          <table:table-cell office:value-type="float" office:value="720" calcext:value-type="float">
            <text:p>720</text:p>
          </table:table-cell>
          <table:table-cell office:value-type="float" office:value="188" calcext:value-type="float">
            <text:p>18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6TwinAslt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ar.PIE</text:p>
          </table:table-cell>
          <table:table-cell office:value-type="string" calcext:value-type="string">
            <text:p>trhvcan2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NASDA 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67500" calcext:value-type="float">
            <text:p>675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6TwinAslt-Rail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METHI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6TwinAslt-Rai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GGSSAA.PIE</text:p>
          </table:table-cell>
          <table:table-cell office:value-type="string" calcext:value-type="string">
            <text:p>TRH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win Rail Gu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5000" calcext:value-type="float">
            <text:p>750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nonSuper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SHcanA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Sup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CAN.PIE</text:p>
          </table:table-cell>
          <table:table-cell office:value-type="string" calcext:value-type="string">
            <text:p>TRWPF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Cannon Fortress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andTurret1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Beam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SFlms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ommandTurret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LCMD1ar.PIE</text:p>
          </table:table-cell>
          <table:table-cell office:value-type="string" calcext:value-type="string">
            <text:p>TRLCMD1ar.PIE</text:p>
          </table:table-cell>
          <table:table-cell office:value-type="string" calcext:value-type="string">
            <text:p>HOMING-DIRECT</text:p>
          </table:table-cell>
          <table:table-cell/>
          <table:table-cell office:value-type="string" calcext:value-type="string">
            <text:p>Command Turre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Atmiss-Mech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Atmiss-Mec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MISS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Mech 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Cannon-Mech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Cannon-Mech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CAN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ech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6000" calcext:value-type="float">
            <text:p>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Flamer01-Mech</text:p>
          </table:table-cell>
          <table:table-cell office:value-type="float" office:value="600" calcext:value-type="float">
            <text:p>600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Flamer01-Mech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76" calcext:value-type="float">
            <text:p>5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cy_flame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ech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A-T</text:p>
          </table:table-cell>
          <table:table-cell office:value-type="float" office:value="1000" calcext:value-type="float">
            <text:p>1000</text:p>
          </table:table-cell>
          <table:table-cell office:value-type="float" office:value="117" calcext:value-type="float">
            <text:p>11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A-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sc_ATM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Super Scourg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Hvywpn-Acannon</text:p>
          </table:table-cell>
          <table:table-cell office:value-type="float" office:value="400" calcext:value-type="float">
            <text:p>400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xp.PI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yb-Hvywpn-A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sc_asscn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Super Auto-Cannon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10500" calcext:value-type="float">
            <text:p>10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EMP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SFlms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EMP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mp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uper EMP Cyborg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Flamer2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Flamer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Super Twin Flam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Flamer3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Flech4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Flamer3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Super Flam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HPV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HPV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_hpvcn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Super HVC Cyborg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3500" calcext:value-type="float">
            <text:p>13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IncMortar</text:p>
          </table:table-cell>
          <table:table-cell office:value-type="float" office:value="675" calcext:value-type="float">
            <text:p>675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IncMorta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gssi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uper Incendiary Grenadier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Hvywpn-MG3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MG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Super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MG4</text:p>
          </table:table-cell>
          <table:table-cell office:value-type="float" office:value="650" calcext:value-type="float">
            <text:p>65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MG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Super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Mcannon</text:p>
          </table:table-cell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yb-Hvywpn-M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58" calcext:value-type="float">
            <text:p>75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_can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Super Heavy-Gunner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8000" calcext:value-type="float">
            <text:p>1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Missile-MdArt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Missile-MdAr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3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win Thermal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Mortar1Mk1-Ram</text:p>
          </table:table-cell>
          <table:table-cell office:value-type="float" office:value="750" calcext:value-type="float">
            <text:p>75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Mortar1Mk1-Ram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728" calcext:value-type="float">
            <text:p>17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r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uper Grenadier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16000" calcext:value-type="float">
            <text:p>1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Hvywpn-PulseLsr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PulseLs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sc_pulse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Super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7500" calcext:value-type="float">
            <text:p>75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yb-Hvywpn-RailGunner</text:p>
          </table:table-cell>
          <table:table-cell office:value-type="float" office:value="750" calcext:value-type="float">
            <text:p>750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flech2.PI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yb-Hvywpn-RailGunner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sc_rail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Super Rail-Gunner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2500" calcext:value-type="float">
            <text:p>125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Rocket-LtA-T</text:p>
          </table:table-cell>
          <table:table-cell office:value-type="float" office:value="650" calcext:value-type="float">
            <text:p>650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rkt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Super Lanc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b-Hvywpn-Rocket-Sunburst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aa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Rocket-Sunburst-Arch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Sunburst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aa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hermal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Rocket-TopAttack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TopAttack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win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SpyTurret01</text:p>
          </table:table-cell>
          <table:table-cell office:value-type="float" office:value="600" calcext:value-type="float">
            <text:p>600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MP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SpyTurret0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ECM3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Nexus Link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7500" calcext:value-type="float">
            <text:p>75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TK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TK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_tk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ank-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Laser-Mech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LENF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Laser-Mech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CY_LAS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Mech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4400" calcext:value-type="float">
            <text:p>4400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Rail1-Mech</text:p>
          </table:table-cell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GammoH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Rail1-Mech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CY_RAIL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Mech Rail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3800" calcext:value-type="float">
            <text:p>38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Rocket-Mech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Rocket-Me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rkt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Mech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RotMG-Mech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RotMG-Mech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Mech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b-Wpn-Atmiss</text:p>
          </table:table-cell>
          <table:table-cell office:value-type="float" office:value="700" calcext:value-type="float">
            <text:p>700</text:p>
          </table:table-cell>
          <table:table-cell office:value-type="float" office:value="112" calcext:value-type="float">
            <text:p>112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yb-Wpn-Atmiss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MIS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Scourge Cyborg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Cannon-Sniper</text:p>
          </table:table-cell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ichet3.ogg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GRDexl.PI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yb-Wpn-Cannon-Sniper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sniper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Cyborg Sniper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4800" calcext:value-type="float">
            <text:p>48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b-Wpn-Grenade</text:p>
          </table:table-cell>
          <table:table-cell office:value-type="float" office:value="320" calcext:value-type="float">
            <text:p>3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LExp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Grenad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cy_gre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Grenadier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cybgrnd.ogg</text:p>
          </table:table-cell>
          <table:table-cell office:value-type="float" office:value="7000" calcext:value-type="float">
            <text:p>7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Laser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Las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600" calcext:value-type="float">
            <text:p>16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CY_LA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Flash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4400" calcext:value-type="float">
            <text:p>4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Wpn-Mortar1Mk1-Rail</text:p>
          </table:table-cell>
          <table:table-cell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Mortar1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gs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Rail Grenadi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000" calcext:value-type="float">
            <text:p>7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Wpn-MortarInc</text:p>
          </table:table-cell>
          <table:table-cell office:value-type="float" office:value="550" calcext:value-type="float">
            <text:p>55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Mortar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gssi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Grenadi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Rail1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Flecht.PI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yb-Wpn-Rail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CY_RAIL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Needle Gunn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5500" calcext:value-type="float">
            <text:p>55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Wpn-Rocket-HvyA-T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yb-Wpn-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tk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Cyborg Tank Kill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table:number-columns-repeated="7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Rocket-Pod</text:p>
          </table:table-cell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XMP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Po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ocket Cybor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8800" calcext:value-type="float">
            <text:p>88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Pod-Arch</text:p>
          </table:table-cell>
          <table:table-cell office:value-type="float" office:value="325" calcext:value-type="float">
            <text:p>325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XMP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Pod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2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al Rocket Cybor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8800" calcext:value-type="float">
            <text:p>88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Pod-MRA</text:p>
          </table:table-cell>
          <table:table-cell office:value-type="float" office:value="325" calcext:value-type="float">
            <text:p>3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XMP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Pod-MR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2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ocket Array Cybor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cy_rcktaa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Sunburst-Arch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Sunburst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cy_rcktaa2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al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SpyTurret01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MP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yb-Wpn-SpyTurret0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ECM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Cyborg Nexus Link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4400" calcext:value-type="float">
            <text:p>44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Thermite</text:p>
          </table:table-cell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yb-Wpn-Thermite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cy_therm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Ther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orgCannon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yborg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58" calcext:value-type="float">
            <text:p>75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CA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eavy Gunner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6000" calcext:value-type="float">
            <text:p>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orgChaingun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orgChaingu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Machine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4800" calcext:value-type="float">
            <text:p>4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orgFlamer01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yborgFlamer0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cy_flame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Cyborg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orgRocket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yborgRocke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rkt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Lancer Cybor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orgRotMG</text:p>
          </table:table-cell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orgRotM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Assault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P-Cannon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MP-Cannon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mp.PIE</text:p>
          </table:table-cell>
          <table:table-cell office:value-type="string" calcext:value-type="string">
            <text:p>trhem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EMP Cannon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AIRCRAFT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150000" calcext:value-type="float">
            <text:p>15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P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XSHcanA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grdexS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PSup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EMP.PIE</text:p>
          </table:table-cell>
          <table:table-cell office:value-type="string" calcext:value-type="string">
            <text:p>TRWPFEMP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EMP Fortress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1Mk1-AR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lame1Mk1-AR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ar.PIE</text:p>
          </table:table-cell>
          <table:table-cell office:value-type="string" calcext:value-type="string">
            <text:p>TRLFLMR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NASDA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2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lame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TRM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2-Hvy</text:p>
          </table:table-cell>
          <table:table-cell office:value-type="float" office:value="700" calcext:value-type="float">
            <text:p>70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lame2-Hvy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60" calcext:value-type="float">
            <text:p>5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TRH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assive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170000" calcext:value-type="float">
            <text:p>1700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2-Rail</text:p>
          </table:table-cell>
          <table:table-cell office:value-type="float" office:value="1000" calcext:value-type="float">
            <text:p>10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Flech4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lame2-Rail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60" calcext:value-type="float">
            <text:p>5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assive Rail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170000" calcext:value-type="float">
            <text:p>17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rPlasma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4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amerPlasmaSup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WPFGSS.PIE</text:p>
          </table:table-cell>
          <table:table-cell office:value-type="string" calcext:value-type="string">
            <text:p>TRWPF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Plasmite Rail Fortress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vyLaser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70000" calcext:value-type="float">
            <text:p>17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Laser-Aslt</text:p>
          </table:table-cell>
          <table:table-cell office:value-type="float" office:value="1200" calcext:value-type="float">
            <text:p>1200</text:p>
          </table:table-cell>
          <table:table-cell office:value-type="float" office:value="250" calcext:value-type="float">
            <text:p>25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Assault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50000" calcext:value-type="float">
            <text:p>15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Laser-Gat</text:p>
          </table:table-cell>
          <table:table-cell office:value-type="float" office:value="1400" calcext:value-type="float">
            <text:p>1400</text:p>
          </table:table-cell>
          <table:table-cell office:value-type="float" office:value="250" calcext:value-type="float">
            <text:p>25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Ga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Rotar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40000" calcext:value-type="float">
            <text:p>14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vyLaser-Inc-Aslt</text:p>
          </table:table-cell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Inc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Incendiary 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Laser-VTOL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VTOL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VTOL Heavy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40000" calcext:value-type="float">
            <text:p>140000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owitzer-Incendiary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992" calcext:value-type="float">
            <text:p>499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I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60000" calcext:value-type="float">
            <text:p>16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03-Rot</text:p>
          </table:table-cell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2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03-Rot-Inc</text:p>
          </table:table-cell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I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Incendiary 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03-Rot-Rail</text:p>
          </table:table-cell>
          <table:table-cell office:value-type="float" office:value="1700" calcext:value-type="float">
            <text:p>1700</text:p>
          </table:table-cell>
          <table:table-cell office:value-type="float" office:value="225" calcext:value-type="float">
            <text:p>22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gss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Rai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03-Rot-Rail-Inc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il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gssi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Incendiary Rai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03-Rot-Rail-Ram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il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gssr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Stabilized Rai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03-Rot-Ram</text:p>
          </table:table-cell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R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Stabilized 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05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120" calcext:value-type="float">
            <text:p>5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05Mk1-Rail</text:p>
          </table:table-cell>
          <table:table-cell office:value-type="float" office:value="1100" calcext:value-type="float">
            <text:p>1100</text:p>
          </table:table-cell>
          <table:table-cell office:value-type="float" office:value="125" calcext:value-type="float">
            <text:p>12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120" calcext:value-type="float">
            <text:p>5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gss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owitzer Rail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-Inc</text:p>
          </table:table-cell>
          <table:table-cell office:value-type="float" office:value="1300" calcext:value-type="float">
            <text:p>1300</text:p>
          </table:table-cell>
          <table:table-cell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120" calcext:value-type="float">
            <text:p>5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gssi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Howitzer Rail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275" calcext:value-type="float">
            <text:p>2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-Ram</text:p>
          </table:table-cell>
          <table:table-cell office:value-type="float" office:value="1300" calcext:value-type="float">
            <text:p>1300</text:p>
          </table:table-cell>
          <table:table-cell office:value-type="float" office:value="125" calcext:value-type="float">
            <text:p>12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gssr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Howitzer Rail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-RamSuper</text:p>
          </table:table-cell>
          <table:table-cell office:value-type="float" office:value="3600" calcext:value-type="float">
            <text:p>3600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105Mk1-Rail-Ram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424" calcext:value-type="float">
            <text:p>742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WPFHOWTGSS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Stabilized Rail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40" calcext:value-type="float">
            <text:p>14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PlasSuper</text:p>
          </table:table-cell>
          <table:table-cell office:value-type="float" office:value="3600" calcext:value-type="float">
            <text:p>3600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105Mk1-RailPlas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656" calcext:value-type="float">
            <text:p>665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WPFHOWTGSS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Incendiary Rail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m</text:p>
          </table:table-cell>
          <table:table-cell office:value-type="float" office:value="1100" calcext:value-type="float">
            <text:p>110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R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05Mk1-RamSuper</text:p>
          </table:table-cell>
          <table:table-cell office:value-type="float" office:value="3200" calcext:value-type="float">
            <text:p>3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105Mk1-Ram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424" calcext:value-type="float">
            <text:p>742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WPFHOWT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Stabilized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40" calcext:value-type="float">
            <text:p>14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</text:p>
          </table:table-cell>
          <table:table-cell office:value-type="float" office:value="1800" calcext:value-type="float">
            <text:p>18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Ground Shaker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Gat</text:p>
          </table:table-cell>
          <table:table-cell office:value-type="float" office:value="1800" calcext:value-type="float">
            <text:p>1800</text:p>
          </table:table-cell>
          <table:table-cell office:value-type="float" office:value="125" calcext:value-type="float">
            <text:p>12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Ga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at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Ground Shaker Assault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Gat-Rail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Gat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atgss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Ground Shaker Rail Assault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Inc</text:p>
          </table:table-cell>
          <table:table-cell office:value-type="float" office:value="1900" calcext:value-type="float">
            <text:p>19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I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Incendiary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86660" calcext:value-type="float">
            <text:p>1866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92" calcext:value-type="float">
            <text:p>19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Rail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Ground Shaker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il-Hvy-Ram</text:p>
          </table:table-cell>
          <table:table-cell office:value-type="float" office:value="2100" calcext:value-type="float">
            <text:p>2100</text:p>
          </table:table-cell>
          <table:table-cell office:value-type="float" office:value="175" calcext:value-type="float">
            <text:p>17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-Hvy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680" calcext:value-type="float">
            <text:p>76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bb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uper Stabilized Rail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il-Inc</text:p>
          </table:table-cell>
          <table:table-cell office:value-type="float" office:value="2100" calcext:value-type="float">
            <text:p>2100</text:p>
          </table:table-cell>
          <table:table-cell office:value-type="float" office:value="200" calcext:value-type="float">
            <text:p>200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i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Incendiary Ground Shaker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92" calcext:value-type="float">
            <text:p>19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il-Ram</text:p>
          </table:table-cell>
          <table:table-cell office:value-type="float" office:value="2000" calcext:value-type="float">
            <text:p>2000</text:p>
          </table:table-cell>
          <table:table-cell office:value-type="float" office:value="225" calcext:value-type="float">
            <text:p>2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912" calcext:value-type="float">
            <text:p>691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r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tabilized Rail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186660" calcext:value-type="float">
            <text:p>18666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m</text:p>
          </table:table-cell>
          <table:table-cell office:value-type="float" office:value="1900" calcext:value-type="float">
            <text:p>19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912" calcext:value-type="float">
            <text:p>6912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FXLExp.PIE</text:p>
          </table:table-cell>
          <table:table-cell office:value-type="string" calcext:value-type="string">
            <text:p>GNHHOWTR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tabilized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86660" calcext:value-type="float">
            <text:p>18666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Ram-Hvy</text:p>
          </table:table-cell>
          <table:table-cell office:value-type="float" office:value="2100" calcext:value-type="float">
            <text:p>21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m-Hvy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680" calcext:value-type="float">
            <text:p>76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bb2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uper Stabilized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PlasSuper</text:p>
          </table:table-cell>
          <table:table-cell office:value-type="float" office:value="3200" calcext:value-type="float">
            <text:p>3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Plas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656" calcext:value-type="float">
            <text:p>665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WPFHOWT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Incendiary Howitz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Sa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5400" calcext:value-type="float">
            <text:p>54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l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asSa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3040" calcext:value-type="float">
            <text:p>230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lassatar.pie</text:p>
          </table:table-cell>
          <table:table-cell office:value-type="string" calcext:value-type="string">
            <text:p>trlassat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Laser Satellite Command Post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3200" calcext:value-type="float">
            <text:p>320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3030" calcext:value-type="float">
            <text:p>23030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LAS_SAT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512" calcext:value-type="float">
            <text:p>5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2PULSE-VTO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-VTOL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VTOL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Aslt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Aslt-Hvy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Aslt-Hvy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Assault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Gat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Ga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Rotar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In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Inc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canhpv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Incendiar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Inc-Aslt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Inc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Incendiary Assault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Med-Aslt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Med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3BEAM-VTOL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ser3BEAM-VTOL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048" calcext:value-type="float">
            <text:p>2048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R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VTOL Flashligh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ser3BEAMMk1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aser3BEAM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R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Flashligh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ser4-PlasmaCannon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Flech4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ser4-Plasma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PLSMA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bem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4-PlasmaCannon-Hvy-Aslt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Flech4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ser4-PlasmaCannon-Hvy-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PLSMA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Heavy 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4-PlasmaCannon-Hvy-Lsr-Aslt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ser4-PlasmaCannon-Hvy-Lsr-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PLASM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uper Heavy 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Plasma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4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erPlasmaSup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WPFLASP.PIE</text:p>
          </table:table-cell>
          <table:table-cell office:value-type="string" calcext:value-type="string">
            <text:p>TRWPF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Plasma Fortres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Super2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erSuper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WPFLAS2.PIE</text:p>
          </table:table-cell>
          <table:table-cell office:value-type="string" calcext:value-type="string">
            <text:p>TRWPF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Laser Fortres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G1-Pillbox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Machinegun Bunk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1-VTO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VTOL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G1-VTOL-SCAVS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-VTOL-SCAVS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68" calcext:value-type="float">
            <text:p>76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VTOL Machinegun Scav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11000" calcext:value-type="float">
            <text:p>11000</text:p>
          </table:table-cell>
          <table:table-cell table:number-columns-repeated="11"/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MG1Mk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9500" calcext:value-type="float">
            <text:p>9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1Mk1-A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ar.PIE</text:p>
          </table:table-cell>
          <table:table-cell office:value-type="string" calcext:value-type="string">
            <text:p>TRLMG1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NASDA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8550" calcext:value-type="float">
            <text:p>85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2-Pillbox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xtracer_twin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2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win Machinegun Bunk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8000" calcext:value-type="float">
            <text:p>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2-VTOL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G2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VTOL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23000" calcext:value-type="float">
            <text:p>23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G2Mk1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2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32" calcext:value-type="float">
            <text:p>83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2Mk1-AR</text:p>
          </table:table-cell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2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32" calcext:value-type="float">
            <text:p>83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ar.PIE</text:p>
          </table:table-cell>
          <table:table-cell office:value-type="string" calcext:value-type="string">
            <text:p>TRLMG2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NASDA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0800" calcext:value-type="float">
            <text:p>10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-Pillbox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xtracerh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G3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Heavy Machinegun Bunk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-VTOL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G3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VTOL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25500" calcext:value-type="float">
            <text:p>255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G3Mk1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25000" calcext:value-type="float">
            <text:p>25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Mk1-AR</text:p>
          </table:table-cell>
          <table:table-cell office:value-type="float" office:value="225" calcext:value-type="float">
            <text:p>225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ar.PIE</text:p>
          </table:table-cell>
          <table:table-cell office:value-type="string" calcext:value-type="string">
            <text:p>TRMMG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NASDA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22500" calcext:value-type="float">
            <text:p>22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Mk1-Aslt</text:p>
          </table:table-cell>
          <table:table-cell office:value-type="float" office:value="400" calcext:value-type="float">
            <text:p>400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ichet2.og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AIREXP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-Asl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Augmented Heavy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44000" calcext:value-type="float">
            <text:p>4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Mk1-Twn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-Tw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2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Twin Heavy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tower.ogg</text:p>
          </table:table-cell>
          <table:table-cell office:value-type="float" office:value="33000" calcext:value-type="float">
            <text:p>33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-Pillbox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h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G4ROTARY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*MG4ROTARY-Pillbox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-VTO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G4ROTARY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408" calcext:value-type="float">
            <text:p>1408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VTOL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6500" calcext:value-type="float">
            <text:p>265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Mk1-AR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ar.PIE</text:p>
          </table:table-cell>
          <table:table-cell office:value-type="string" calcext:value-type="string">
            <text:p>TRMMG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NASDA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1600" calcext:value-type="float">
            <text:p>216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Mk1-Hvy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METHIT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G4ROTARYMk1-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Augmented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Mk1-Hvy-Inc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-Hvy-Inc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can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Incendiary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ACHINE G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G4ROTARYMk1-Hvy-Inc-VTO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-Hvy-Inc-VTO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can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VTOL Incendiary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ACHINE GUN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G5TWINROTARY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5TWINROTAR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34000" calcext:value-type="float">
            <text:p>3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5TWINROTARY-Hvy</text:p>
          </table:table-cell>
          <table:table-cell office:value-type="float" office:value="700" calcext:value-type="float">
            <text:p>700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5TWINROTARY-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Augmented 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48000" calcext:value-type="float">
            <text:p>4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5TWINROTARY-Hvy-Inc</text:p>
          </table:table-cell>
          <table:table-cell office:value-type="float" office:value="700" calcext:value-type="float">
            <text:p>700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5TWINROTARY-Hvy-Inc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Incendiary 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52000" calcext:value-type="float">
            <text:p>52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ACHINE G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G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METHIT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Super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WPFMG.PIE</text:p>
          </table:table-cell>
          <table:table-cell office:value-type="string" calcext:value-type="string">
            <text:p>TRWPF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Twin Assault Gun Fortress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Driver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4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MassDriver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WPFGSS.PIE</text:p>
          </table:table-cell>
          <table:table-cell office:value-type="string" calcext:value-type="string">
            <text:p>TRWPF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Mass Driver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ssile-A-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sile-A-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A-T-Twn</text:p>
          </table:table-cell>
          <table:table-cell office:value-type="float" office:value="1300" calcext:value-type="float">
            <text:p>1300</text:p>
          </table:table-cell>
          <table:table-cell office:value-type="float" office:value="175" calcext:value-type="float">
            <text:p>17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sile-A-T-Twn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Quad Scourge Missil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HvyArt</text:p>
          </table:table-cell>
          <table:table-cell office:value-type="float" office:value="1800" calcext:value-type="float">
            <text:p>18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HvyAr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3440" calcext:value-type="float">
            <text:p>13440</text:p>
          </table:table-cell>
          <table:table-cell office:value-type="float" office:value="45" calcext:value-type="float">
            <text:p>45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b.PIE</text:p>
          </table:table-cell>
          <table:table-cell office:value-type="string" calcext:value-type="string">
            <text:p>trhmslab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Archangel Missile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64" calcext:value-type="float">
            <text:p>806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HvySAM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sile-HvySAM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Vindicator S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HvySAM-Arch</text:p>
          </table:table-cell>
          <table:table-cell office:value-type="float" office:value="1400" calcext:value-type="float">
            <text:p>1400</text:p>
          </table:table-cell>
          <table:table-cell office:value-type="float" office:value="162" calcext:value-type="float">
            <text:p>162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sile-HvySAM-Arc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2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Vindicator SAM Therma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LtSAM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LtSAM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Avenger S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LtSAM-AR</text:p>
          </table:table-cell>
          <table:table-cell office:value-type="float" office:value="720" calcext:value-type="float">
            <text:p>720</text:p>
          </table:table-cell>
          <table:table-cell office:value-type="float" office:value="150" calcext:value-type="float">
            <text:p>150</text:p>
          </table:table-cell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LtSAM-AR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ar.PIE</text:p>
          </table:table-cell>
          <table:table-cell office:value-type="string" calcext:value-type="string">
            <text:p>Trmmslsa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NASDA Trespasser S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LtSAM2-Arch</text:p>
          </table:table-cell>
          <table:table-cell office:value-type="float" office:value="1000" calcext:value-type="float">
            <text:p>1000</text:p>
          </table:table-cell>
          <table:table-cell office:value-type="float" office:value="112" calcext:value-type="float">
            <text:p>112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LtSAM2-Arc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mslsa2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Avenger SAM Therm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MdArt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MdAr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12" calcext:value-type="float">
            <text:p>211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mslaa.PIE</text:p>
          </table:table-cell>
          <table:table-cell office:value-type="string" calcext:value-type="string">
            <text:p>Trm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eraph Missile Array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MdArt-Hvy</text:p>
          </table:table-cell>
          <table:table-cell office:value-type="float" office:value="1300" calcext:value-type="float">
            <text:p>1300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MdArt-Hvy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12" calcext:value-type="float">
            <text:p>211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a.PIE</text:p>
          </table:table-cell>
          <table:table-cell office:value-type="string" calcext:value-type="string">
            <text:p>Trh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Heavy Seraph Array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VTOL-A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sile-VTOL-A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304" calcext:value-type="float">
            <text:p>2304</text:p>
          </table:table-cell>
          <table:table-cell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VTOL Scourge Missile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9000" calcext:value-type="float">
            <text:p>29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ssile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ssileSuper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wpfmsl.PIE</text:p>
          </table:table-cell>
          <table:table-cell office:value-type="string" calcext:value-type="string">
            <text:p>Trwpfmsl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Missile Array Fortress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-Incendiary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I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1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1Mk1-AR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AR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ar.PIE</text:p>
          </table:table-cell>
          <table:table-cell office:value-type="string" calcext:value-type="string">
            <text:p>TRMMORT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NASDA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0400" calcext:value-type="float">
            <text:p>504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1Mk1-Rail</text:p>
          </table:table-cell>
          <table:table-cell office:value-type="float" office:value="700" calcext:value-type="float">
            <text:p>700</text:p>
          </table:table-cell>
          <table:table-cell office:value-type="float" office:value="112" calcext:value-type="float">
            <text:p>112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GSS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Rail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1Mk1-Rail-Inc</text:p>
          </table:table-cell>
          <table:table-cell office:value-type="float" office:value="800" calcext:value-type="float">
            <text:p>800</text:p>
          </table:table-cell>
          <table:table-cell office:value-type="float" office:value="117" calcext:value-type="float">
            <text:p>117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GSSI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Rail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1Mk1-Rail-Ram</text:p>
          </table:table-cell>
          <table:table-cell office:value-type="float" office:value="900" calcext:value-type="float">
            <text:p>900</text:p>
          </table:table-cell>
          <table:table-cell office:value-type="float" office:value="95" calcext:value-type="float">
            <text:p>9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GSSR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Rail Mortar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1Mk1-Ram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R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2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Bombard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-AR</text:p>
          </table:table-cell>
          <table:table-cell office:value-type="float" office:value="900" calcext:value-type="float">
            <text:p>900</text:p>
          </table:table-cell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AR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2ar.PIE</text:p>
          </table:table-cell>
          <table:table-cell office:value-type="string" calcext:value-type="string">
            <text:p>TRHRMORT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NASDA Barrage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4800" calcext:value-type="float">
            <text:p>648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-Inc</text:p>
          </table:table-cell>
          <table:table-cell office:value-type="float" office:value="1100" calcext:value-type="float">
            <text:p>1100</text:p>
          </table:table-cell>
          <table:table-cell office:value-type="float" office:value="112" calcext:value-type="float">
            <text:p>11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Bombard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2000" calcext:value-type="float">
            <text:p>7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-Rail</text:p>
          </table:table-cell>
          <table:table-cell office:value-type="float" office:value="1200" calcext:value-type="float">
            <text:p>1200</text:p>
          </table:table-cell>
          <table:table-cell office:value-type="float" office:value="137" calcext:value-type="float">
            <text:p>137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GSS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Bombard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2Mk1-Rail-Ram</text:p>
          </table:table-cell>
          <table:table-cell office:value-type="float" office:value="1400" calcext:value-type="float">
            <text:p>1400</text:p>
          </table:table-cell>
          <table:table-cell office:value-type="float" office:value="137" calcext:value-type="float">
            <text:p>137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GSS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Rail Bombard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2Mk1-RailPlas</text:p>
          </table:table-cell>
          <table:table-cell office:value-type="float" office:value="1000" calcext:value-type="float">
            <text:p>1000</text:p>
          </table:table-cell>
          <table:table-cell office:value-type="float" office:value="137" calcext:value-type="float">
            <text:p>137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ilPla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GSS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Bombard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2000" calcext:value-type="float">
            <text:p>7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2Mk1-Ram</text:p>
          </table:table-cell>
          <table:table-cell office:value-type="float" office:value="1200" calcext:value-type="float">
            <text:p>1200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Bombard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3ROTARYMk1</text:p>
          </table:table-cell>
          <table:table-cell office:value-type="float" office:value="900" calcext:value-type="float">
            <text:p>90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3ROTARYMk1-Inc</text:p>
          </table:table-cell>
          <table:table-cell office:value-type="float" office:value="1000" calcext:value-type="float">
            <text:p>1000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3ROTARYMk1-Rail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GSS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Rail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3ROTARYMk1-Rail-Inc</text:p>
          </table:table-cell>
          <table:table-cell office:value-type="float" office:value="1300" calcext:value-type="float">
            <text:p>1300</text:p>
          </table:table-cell>
          <table:table-cell office:value-type="float" office:value="162" calcext:value-type="float">
            <text:p>162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GSS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Rail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3ROTARYMk1-Rail-Ram</text:p>
          </table:table-cell>
          <table:table-cell office:value-type="float" office:value="1300" calcext:value-type="float">
            <text:p>1300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GSS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Railpot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3ROTARYMk1-Ram-Rot</text:p>
          </table:table-cell>
          <table:table-cell office:value-type="float" office:value="1000" calcext:value-type="float">
            <text:p>1000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m-Rot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EM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XSFlms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EMP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morte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80000" calcext:value-type="float">
            <text:p>8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GaussPlas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GaussPlas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328" calcext:value-type="float">
            <text:p>33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MORTGSS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Incendiary Rail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GaussRamjet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GaussRamjet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840" calcext:value-type="float">
            <text:p>38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MORTGSS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Stabilized Rail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PlasSuper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Plas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328" calcext:value-type="float">
            <text:p>33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WPFMORT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Incendiary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RamjetSuper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Ramjet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840" calcext:value-type="float">
            <text:p>38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WPFMORT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Stabilized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XUSlink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SFlms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EXUSlink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CM3.PIE</text:p>
          </table:table-cell>
          <table:table-cell office:value-type="string" calcext:value-type="string">
            <text:p>TRHECM3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*NEXUSlink*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nxstower.ogg</text:p>
          </table:table-cell>
          <table:table-cell office:value-type="float" office:value="20000" calcext:value-type="float">
            <text:p>2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X-Cyb-Rail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X-Cyb-Rail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CY_RAIL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*NX-Cyb-Rail1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2400" calcext:value-type="float">
            <text:p>2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X-CyborgChaingun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X-CyborgChaingun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*NX-CyborgChaingun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400" calcext:value-type="float">
            <text:p>2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X-CyborgMiss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X-CyborgMiss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MIS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*NX-CyborgMiss*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400" calcext:value-type="float">
            <text:p>24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X-CyborgPulseLas</text:p>
          </table:table-cell>
          <table:table-cell office:value-type="float" office:value="375" calcext:value-type="float">
            <text:p>375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LFLSH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FLSH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X-CyborgPulseLas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CY_LA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*NX-CyborgPulseLas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2400" calcext:value-type="float">
            <text:p>2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asmaHeavy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XL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asmaHeavy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PLASM.PIE</text:p>
          </table:table-cell>
          <table:table-cell office:value-type="string" calcext:value-type="string">
            <text:p>TRHPLASM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*Heavy Plasma Launcher*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medcan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miteFlamer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lasmiteFlam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TRM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Plas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35200" calcext:value-type="float">
            <text:p>352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smiteFlamer-Hvy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Flech4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lasmiteFlamer-Hvy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FLMRP.PIE</text:p>
          </table:table-cell>
          <table:table-cell office:value-type="string" calcext:value-type="string">
            <text:p>TRH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eavy Plas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35200" calcext:value-type="float">
            <text:p>352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smiteFlamer-Rail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Flech4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lasmiteFlamer-Rail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eavy Plasmite Rai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35200" calcext:value-type="float">
            <text:p>352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dMg1AAGun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T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QuadMg1AAGun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lair.PIE</text:p>
          </table:table-cell>
          <table:table-cell office:value-type="string" calcext:value-type="string">
            <text:p>TRM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Hurricane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bar2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Mg1AAGun-Scav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tracer_twin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THIT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QuadMg1AAGun-Scav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air.PIE</text:p>
          </table:table-cell>
          <table:table-cell office:value-type="string" calcext:value-type="string">
            <text:p>TRMAI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AA Turret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bar3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</text:p>
          </table:table-cell>
          <table:table-cell office:value-type="float" office:value="1600" calcext:value-type="float">
            <text:p>1600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Whirlwind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-AR</text:p>
          </table:table-cell>
          <table:table-cell office:value-type="float" office:value="1440" calcext:value-type="float">
            <text:p>1440</text:p>
          </table:table-cell>
          <table:table-cell office:value-type="float" office:value="168" calcext:value-type="float">
            <text:p>168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475" calcext:value-type="float">
            <text:p>2475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-AR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ar.PIE</text:p>
          </table:table-cell>
          <table:table-cell office:value-type="string" calcext:value-type="string">
            <text:p>TRHAIR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NASDA Monsoon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94" calcext:value-type="float">
            <text:p>9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90000" calcext:value-type="float">
            <text:p>9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-Scav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Tracr2.PIE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FXMETHIT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-Scav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air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Cyclone AA Turre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tower.ogg</text:p>
          </table:table-cell>
          <table:table-cell office:value-type="float" office:value="150000" calcext:value-type="float">
            <text:p>15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-Scav-AR</text:p>
          </table:table-cell>
          <table:table-cell office:value-type="float" office:value="630" calcext:value-type="float">
            <text:p>630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Tracr2.PIE</text:p>
          </table:table-cell>
          <table:table-cell office:value-type="float" office:value="2915" calcext:value-type="float">
            <text:p>2915</text:p>
          </table:table-cell>
          <table:table-cell office:value-type="string" calcext:value-type="string">
            <text:p>FXMETHIT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-Scav-AR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air.PIE</text:p>
          </table:table-cell>
          <table:table-cell office:value-type="string" calcext:value-type="string">
            <text:p>TRHAIR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NASDA Typhoon AA Turre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94" calcext:value-type="float">
            <text:p>94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tower.ogg</text:p>
          </table:table-cell>
          <table:table-cell office:value-type="float" office:value="135000" calcext:value-type="float">
            <text:p>135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ilGun1-VTOL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-VTO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LGSS.PIE</text:p>
          </table:table-cell>
          <table:table-cell office:value-type="string" calcext:value-type="string">
            <text:p>TRL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VTOL Needle G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0000" calcext:value-type="float">
            <text:p>11000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1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Mk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LGSS.PIE</text:p>
          </table:table-cell>
          <table:table-cell office:value-type="string" calcext:value-type="string">
            <text:p>TRL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Needle G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52000" calcext:value-type="float">
            <text:p>52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1Mk1-Gat-Twn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METHI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Mk1-Gat-Twn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ggssaa2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win Needle Gu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9980" calcext:value-type="float">
            <text:p>7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1Mk1-GatAA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Mk1-GatAA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ggssaa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AA Rail Gu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59980" calcext:value-type="float">
            <text:p>15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-VTOL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-VTO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VTOL 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60000" calcext:value-type="float">
            <text:p>16000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Mk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90000" calcext:value-type="float">
            <text:p>9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-GatAT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2Mk1-GatA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Heavy Rail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70000" calcext:value-type="float">
            <text:p>17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-Twn-Inc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Mk1-Twn-Inc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ggssaa.pie</text:p>
          </table:table-cell>
          <table:table-cell office:value-type="string" calcext:value-type="string">
            <text:p>cantwin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win Incendiary Rail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59980" calcext:value-type="float">
            <text:p>15998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GAUSS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TwinAslt-Inc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Mk1TwinAslt-Inc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.pie</text:p>
          </table:table-cell>
          <table:table-cell office:value-type="string" calcext:value-type="string">
            <text:p>cantwin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Incendiary 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75000" calcext:value-type="float">
            <text:p>75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GAUSS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lGun3Mk1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3Mk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Gauss.PIE</text:p>
          </table:table-cell>
          <table:table-cell office:value-type="string" calcext:value-type="string">
            <text:p>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3Mk1-Aslt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3Mk1-Aslt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3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Heavy 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3Mk1-Hvy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3Mk1-Hv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3.PIE</text:p>
          </table:table-cell>
          <table:table-cell office:value-type="string" calcext:value-type="string">
            <text:p>TRHGSS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Heavy Gauss Assault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-Asl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ilgun-Asl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2.pie</text:p>
          </table:table-cell>
          <table:table-cell office:value-type="string" calcext:value-type="string">
            <text:p>TRMACAN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Incendiary Rail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9980" calcext:value-type="float">
            <text:p>7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-Aslt-VTOL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ilgun-Aslt-VTO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2.pie</text:p>
          </table:table-cell>
          <table:table-cell office:value-type="string" calcext:value-type="string">
            <text:p>TRMACAN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VTOL Incendiary Rail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9980" calcext:value-type="float">
            <text:p>79980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-Flak</text:p>
          </table:table-cell>
          <table:table-cell office:value-type="float" office:value="800" calcext:value-type="float">
            <text:p>800</text:p>
          </table:table-cell>
          <table:table-cell office:value-type="float" office:value="46" calcext:value-type="float">
            <text:p>46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ichet2.og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ilgun-Flak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ggssaa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AA Flak Needle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59980" calcext:value-type="float">
            <text:p>15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et-Arch-Hvy-Aslt-Gat</text:p>
          </table:table-cell>
          <table:table-cell office:value-type="float" office:value="1100" calcext:value-type="float">
            <text:p>1100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PExp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-Arch-Hvy-Aslt-Ga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Heavy Thermal Rocket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70000" calcext:value-type="float">
            <text:p>17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BB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BB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kt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BB-AR</text:p>
          </table:table-cell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BB-AR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ktbbar.PIE</text:p>
          </table:table-cell>
          <table:table-cell office:value-type="string" calcext:value-type="string">
            <text:p>TRMRKTBB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NASDA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9000" calcext:value-type="float">
            <text:p>9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BB-Arch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BB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msl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Incendiary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ROCKET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HvyA-T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b.pie</text:p>
          </table:table-cell>
          <table:table-cell office:value-type="string" calcext:value-type="string">
            <text:p>Trmrckt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HvyA-T-Quad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HvyA-T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Quad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IDF</text:p>
          </table:table-cell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MNExp.PI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cket-IDF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344" calcext:value-type="float">
            <text:p>9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RCKT.PIE</text:p>
          </table:table-cell>
          <table:table-cell office:value-type="string" calcext:value-type="string">
            <text:p>TRHRCK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ipple Rockets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738" calcext:value-type="float">
            <text:p>37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IDF-AR</text:p>
          </table:table-cell>
          <table:table-cell office:value-type="float" office:value="1350" calcext:value-type="float">
            <text:p>1350</text:p>
          </table:table-cell>
          <table:table-cell office:value-type="float" office:value="225" calcext:value-type="float">
            <text:p>22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FXMNExp.PI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cket-IDF-AR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344" calcext:value-type="float">
            <text:p>9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RCKTar.PIE</text:p>
          </table:table-cell>
          <table:table-cell office:value-type="string" calcext:value-type="string">
            <text:p>TRHRCKT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NASDA Ripple Rockets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3738" calcext:value-type="float">
            <text:p>37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0" calcext:value-type="float">
            <text:p>180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LtA-T-AR</text:p>
          </table:table-cell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LtA-T-AR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ar.PIE</text:p>
          </table:table-cell>
          <table:table-cell office:value-type="string" calcext:value-type="string">
            <text:p>TRMRCKTA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NASDA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" calcext:value-type="float">
            <text:p>18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LtA-T-Quad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LtA-T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A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Quad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MR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r.PIE</text:p>
          </table:table-cell>
          <table:table-cell office:value-type="string" calcext:value-type="string">
            <text:p>TRMRCKT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.PIE</text:p>
          </table:table-cell>
          <table:table-cell office:value-type="string" calcext:value-type="string">
            <text:p>Mini-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MRL-Homing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-Hom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mslaa2.PIE</text:p>
          </table:table-cell>
          <table:table-cell office:value-type="string" calcext:value-type="string">
            <text:p>trmmslaa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Ballistic Rocket Array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MRL-Homing-Hvy</text:p>
          </table:table-cell>
          <table:table-cell office:value-type="float" office:value="625" calcext:value-type="float">
            <text:p>62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-Homing-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slaa2.PIE</text:p>
          </table:table-cell>
          <table:table-cell office:value-type="string" calcext:value-type="string">
            <text:p>trhmslaa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Full Rocket Array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MRL-VTOL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-VTO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.PIE</text:p>
          </table:table-cell>
          <table:table-cell office:value-type="string" calcext:value-type="string">
            <text:p>TRMRC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.PIE</text:p>
          </table:table-cell>
          <table:table-cell office:value-type="string" calcext:value-type="string">
            <text:p>VTOL Mini-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cket-Pod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Mini-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Arch</text:p>
          </table:table-cell>
          <table:table-cell office:value-type="float" office:value="425" calcext:value-type="float">
            <text:p>425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al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Arch-Quad</text:p>
          </table:table-cell>
          <table:table-cell office:value-type="float" office:value="525" calcext:value-type="float">
            <text:p>52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4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Thermal Rocket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Arch-Twin</text:p>
          </table:table-cell>
          <table:table-cell office:value-type="float" office:value="475" calcext:value-type="float">
            <text:p>475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-Twi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P3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win Thermal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EMP</text:p>
          </table:table-cell>
          <table:table-cell office:value-type="float" office:value="500" calcext:value-type="float">
            <text:p>50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EMP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ar.PIE</text:p>
          </table:table-cell>
          <table:table-cell office:value-type="string" calcext:value-type="string">
            <text:p>TRLRCKTP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EMP Rock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MRA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MRA-Quad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3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MRA-Twi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-Twi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P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win 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Quad</text:p>
          </table:table-cell>
          <table:table-cell office:value-type="float" office:value="500" calcext:value-type="float">
            <text:p>500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2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Twn</text:p>
          </table:table-cell>
          <table:table-cell office:value-type="float" office:value="425" calcext:value-type="float">
            <text:p>42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Tw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win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air3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Sunburst AA Rockets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Sunburst-Arch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Sunburst-Arch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lrcktaa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Thermal Sunburst AA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VTOL-BB</text:p>
          </table:table-cell>
          <table:table-cell office:value-type="float" office:value="750" calcext:value-type="float">
            <text:p>750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BB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08" calcext:value-type="float">
            <text:p>1408</text:p>
          </table:table-cell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kt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BB2</text:p>
          </table:table-cell>
          <table:table-cell office:value-type="float" office:value="750" calcext:value-type="float">
            <text:p>750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BB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08" calcext:value-type="float">
            <text:p>1408</text:p>
          </table:table-cell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msl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Incendiary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ROCKET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Cherub</text:p>
          </table:table-cell>
          <table:table-cell office:value-type="float" office:value="550" calcext:value-type="float">
            <text:p>550</text:p>
          </table:table-cell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cket-VTOL-Cherub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56" calcext:value-type="float">
            <text:p>1856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lrcktaa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VTOL Thermal Sunburst Rocke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" calcext:value-type="float">
            <text:p>18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ocket-VTOL-HvyA-T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Hvy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VTOL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7500" calcext:value-type="float">
            <text:p>275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LtA-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VTOL-Lt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A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VTOL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Pod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Po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20" calcext:value-type="float">
            <text:p>2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cket-VTOL-Pod-SCAVS</text:p>
          </table:table-cell>
          <table:table-cell office:value-type="float" office:value="375" calcext:value-type="float">
            <text:p>375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Pod-SCAVS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Mini-Rocket Scav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1000" calcext:value-type="float">
            <text:p>11000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Rocket-VTOL-Pod3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Pod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20" calcext:value-type="float">
            <text:p>2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Thermal 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cket-VTOL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Sunburs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56" calcext:value-type="float">
            <text:p>1856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air3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VTOL Sunburst AA Rocke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" calcext:value-type="float">
            <text:p>18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ocket-VTOL-TopAtkPlasHvy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TopAtkPlasHvy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12" calcext:value-type="float">
            <text:p>2112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a.PIE</text:p>
          </table:table-cell>
          <table:table-cell office:value-type="string" calcext:value-type="string">
            <text:p>trh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VTOL Seraph Array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159980" calcext:value-type="float">
            <text:p>15998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TopAttackHvy</text:p>
          </table:table-cell>
          <table:table-cell office:value-type="float" office:value="351" calcext:value-type="float">
            <text:p>35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TopAttack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slaa2.PIE</text:p>
          </table:table-cell>
          <table:table-cell office:value-type="string" calcext:value-type="string">
            <text:p>trhmslaa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Ballistic Rockets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5000" calcext:value-type="float">
            <text:p>25000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Super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920" calcext:value-type="float">
            <text:p>1920</text:p>
          </table:table-cell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WPFRKT.PIE</text:p>
          </table:table-cell>
          <table:table-cell office:value-type="string" calcext:value-type="string">
            <text:p>TRWPFR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Rocket Array Fortres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vNEXUSlink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SFlms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cavNEXUSlink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table:number-columns-repeated="2" office:value-type="string" calcext:value-type="string">
            <text:p>nexturre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cav Nexus Link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4000" calcext:value-type="float">
            <text:p>400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yTurret01</text:p>
          </table:table-cell>
          <table:table-cell office:value-type="float" office:value="1800" calcext:value-type="float">
            <text:p>1800</text:p>
          </table:table-cell>
          <table:table-cell office:value-type="float" office:value="325" calcext:value-type="float">
            <text:p>3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SFlms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yTurret0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CM3.PIE</text:p>
          </table:table-cell>
          <table:table-cell office:value-type="string" calcext:value-type="string">
            <text:p>TRHECM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Nexus Link Turret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124000" calcext:value-type="float">
            <text:p>124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yTurret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MP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yTurretSuper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WPFECM.PIE</text:p>
          </table:table-cell>
          <table:table-cell office:value-type="string" calcext:value-type="string">
            <text:p>TRWPFECM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Nexus Link Fortres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Bun-Cannon1Mk1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Bun-Cannon1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Light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8000" calcext:value-type="float">
            <text:p>2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Cannon6TwinAslt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Bun-Cannon6TwinAsl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.pie</text:p>
          </table:table-cell>
          <table:table-cell office:value-type="string" calcext:value-type="string">
            <text:p>trhv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Bunker 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70000" calcext:value-type="float">
            <text:p>7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Bun-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Bun-Flame2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r-Bun-Flame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TRM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Bun-MG1Mk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MG1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Bunker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7000" calcext:value-type="float">
            <text:p>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MG2Mk1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MG2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Bunker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MG3Mk1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MG3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Bunker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8000" calcext:value-type="float">
            <text:p>1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PlasmiteFlamer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PlasmiteFlam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TRM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Plas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Bun-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Bun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Bunker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AAGun2Mk1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CAmmo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Emp-AA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air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AA Flak Cannon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AAGunLaser</text:p>
          </table:table-cell>
          <table:table-cell office:value-type="float" office:value="1400" calcext:value-type="float">
            <text:p>140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PLAmmo.PIE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FXLENFL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r-Emp-AAGun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aalas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Emplacement Stormbringer Twin Pulse Las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-Emp-Cannon4AUTOMk1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Emp-Cannon4AUTO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Emplacement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HeavyLaser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r-Emp-Heavy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Emplacement 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Emp-Howitzer-Incendiary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504" calcext:value-type="float">
            <text:p>55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I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Incendiary 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752" calcext:value-type="float">
            <text:p>2752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60000" calcext:value-type="float">
            <text:p>16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Howitzer03-Rot</text:p>
          </table:table-cell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03-Ro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2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Emplacement 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Howitzer105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105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632" calcext:value-type="float">
            <text:p>56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816" calcext:value-type="float">
            <text:p>2816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Howitzer150Mk1</text:p>
          </table:table-cell>
          <table:table-cell office:value-type="float" office:value="1500" calcext:value-type="float">
            <text:p>15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150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656" calcext:value-type="float">
            <text:p>665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Emplacement Ground Shaker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328" calcext:value-type="float">
            <text:p>332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-Emp-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Emplacement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Emp-Laser3BEAMMk1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FLSH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r-Emp-Laser3BEAM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R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Emplacement Flashligh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Laser4-PlasmaCannon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Flech4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Laser4-PlasmaCannon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PLSMA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Emplacement 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bem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-Emp-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Emp-MG4ROTARY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Emplacement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Missile-HvyArt</text:p>
          </table:table-cell>
          <table:table-cell office:value-type="float" office:value="1800" calcext:value-type="float">
            <text:p>18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Missile-HvyAr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440" calcext:value-type="float">
            <text:p>13440</text:p>
          </table:table-cell>
          <table:table-cell office:value-type="float" office:value="45" calcext:value-type="float">
            <text:p>45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b.PIE</text:p>
          </table:table-cell>
          <table:table-cell office:value-type="string" calcext:value-type="string">
            <text:p>trhmslab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Emplacement Archangel Missile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64" calcext:value-type="float">
            <text:p>806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issile-HvySAM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Missile-Hvy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944" calcext:value-type="float">
            <text:p>2944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Emplacement Vindicato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Emp-Missile-LtSAM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Missile-Lt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688" calcext:value-type="float">
            <text:p>268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Emplacement Aveng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Emp-Missile-MdArt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Missile-MdAr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a.PIE</text:p>
          </table:table-cell>
          <table:table-cell office:value-type="string" calcext:value-type="string">
            <text:p>Trh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eraph Missile Array Emplacement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59" calcext:value-type="float">
            <text:p>1459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35" calcext:value-type="float">
            <text:p>135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-Incendiary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I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Incendiary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1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1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2Mk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2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688" calcext:value-type="float">
            <text:p>26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2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lacement Bombard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96000" calcext:value-type="float">
            <text:p>96000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3ROTARYMk1</text:p>
          </table:table-cell>
          <table:table-cell office:value-type="float" office:value="900" calcext:value-type="float">
            <text:p>90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3ROTARY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lacement 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EM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XSFlms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EMP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morte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lacement EMP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80000" calcext:value-type="float">
            <text:p>80000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QuadMg1AAGun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T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tr-Emp-QuadMg1AAGun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lair.PIE</text:p>
          </table:table-cell>
          <table:table-cell office:value-type="string" calcext:value-type="string">
            <text:p>TRM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Emplacement Hurricane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bar2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QuadRotAAGun</text:p>
          </table:table-cell>
          <table:table-cell office:value-type="float" office:value="1600" calcext:value-type="float">
            <text:p>1600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r-Emp-QuadRotAAGu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Emplacement Whirlwind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RailGun2Mk1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Emp-Rail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Emplacement 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90000" calcext:value-type="float">
            <text:p>9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Emp-RailGun3Mk1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Emp-RailGun3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Gauss.PIE</text:p>
          </table:table-cell>
          <table:table-cell office:value-type="string" calcext:value-type="string">
            <text:p>Emplacement 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Emp-Rocket-HvyA-T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Emp-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Emplacement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Rocket-MR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Emp-Rocket-MRL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728" calcext:value-type="float">
            <text:p>17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mslaa2.PIE</text:p>
          </table:table-cell>
          <table:table-cell office:value-type="string" calcext:value-type="string">
            <text:p>trhmslaa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.PIE</text:p>
          </table:table-cell>
          <table:table-cell office:value-type="string" calcext:value-type="string">
            <text:p>Emplacement Mini-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Emp-Rocket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Emp-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air3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Emplacement Sunburst AA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Har-AAGun2Mk1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CAmmo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Har-AA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air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ardpoint AA Flak Cannon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1Mk1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Har-Cannon1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ardpoint Light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8000" calcext:value-type="float">
            <text:p>2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2A-TMk1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Str-Har-Cannon2A-T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CAN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Hardpoint Medium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47000" calcext:value-type="float">
            <text:p>4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375mmMk1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Har-Cannon375mm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2.pie</text:p>
          </table:table-cell>
          <table:table-cell office:value-type="string" calcext:value-type="string">
            <text:p>trh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ardpoint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4AUTOMk1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Har-Cannon4AUTOMk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Hardpoint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5VulcanMk1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r-Har-Cannon5Vulcan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Hardpoint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6000" calcext:value-type="float">
            <text:p>3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Har-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ardpoint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Flame2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r-Har-Flame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TRM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ardpoint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-Har-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ardpoint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Har-MG3Mk1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Har-MG3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2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Hardpoint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tower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Har-MG4ROTARY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Hardpoint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MG5TWINROTARY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Har-MG5TWINROTA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Hardpoint 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34000" calcext:value-type="float">
            <text:p>3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Missile-A-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Har-Missile-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Hardpoint 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Har-Missile-HvySAM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Har-Missile-Hvy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Hardpoint Vindicato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Har-Missile-LtSAM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Har-Missile-Lt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688" calcext:value-type="float">
            <text:p>268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Hardpoint Aveng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Har-QuadRotAAGun</text:p>
          </table:table-cell>
          <table:table-cell office:value-type="float" office:value="1600" calcext:value-type="float">
            <text:p>1600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r-Har-QuadRotAAGun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Hardpoint Whirlwind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RailGun2Mk1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Har-Rail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Hardpoint 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90000" calcext:value-type="float">
            <text:p>9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RailGun3Mk1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Har-RailGun3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Gauss.PIE</text:p>
          </table:table-cell>
          <table:table-cell office:value-type="string" calcext:value-type="string">
            <text:p>Hardpoint 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Rocket-HvyA-T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Har-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Hardpoint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Har-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Har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Hardpoint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Tow-Cannon5VulcanMk1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r-Tow-Cannon5Vulcan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Tower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6000" calcext:value-type="float">
            <text:p>3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Tow-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Tower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Tow-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-Tow-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Tower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Tow-MG1Mk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Tow-MG1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Tower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7000" calcext:value-type="float">
            <text:p>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G2Mk1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Tow-MG2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ower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G3Mk1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Tow-MG3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Tower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8000" calcext:value-type="float">
            <text:p>1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Tow-MG4ROTARY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Tower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issile-A-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Tow-Missile-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Tower 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Tow-Quad-Rocket-Pod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r-Tow-Quad-Rocket-Pod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2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ower Quad-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Tow-RailGun1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-Tow-RailGun1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LGSS.PIE</text:p>
          </table:table-cell>
          <table:table-cell office:value-type="string" calcext:value-type="string">
            <text:p>TRL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ower Needle G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52000" calcext:value-type="float">
            <text:p>52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Tow-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Tow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600" calcext:value-type="float">
            <text:p>16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A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Tower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Tow-Rocket-Pod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r-Tow-Rocket-Pod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ower 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Tow-Rocket-Pod-Arch-Quad</text:p>
          </table:table-cell>
          <table:table-cell office:value-type="float" office:value="525" calcext:value-type="float">
            <text:p>525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-Quad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4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Thermal Rocket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Tow-Rocket-Pod-MRA-Quad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-Quad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3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weapon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999" calcext:value-type="float">
            <text:p>999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GRDexl.PIE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Superweapon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Kevs Super Weapon*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99" calcext:value-type="float">
            <text:p>99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perweapon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999" calcext:value-type="float">
            <text:p>999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GRDexl.PIE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Superweapon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Alexs Super Weapon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gbar2.ogg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NULLWEAPON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XMflare.PIE</text:p>
          </table:table-cell>
          <table:table-cell/>
          <table:table-cell office:value-type="string" calcext:value-type="string">
            <text:p>FXMPExp.PIE</text:p>
          </table:table-cell>
          <table:table-cell/>
          <table:table-cell office:value-type="string" calcext:value-type="string">
            <text:p>ZNULLWEAPON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string" calcext:value-type="string">
            <text:p>FXMPExp.PIE</text:p>
          </table:table-cell>
          <table:table-cell office:value-type="string" calcext:value-type="string">
            <text:p>Mibnkgun.pie</text:p>
          </table:table-cell>
          <table:table-cell office:value-type="string" calcext:value-type="string">
            <text:p>MIBNKTU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ZNULLWEAP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rike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rike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Trike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wep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abawep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bbaamuzzle.pie</text:p>
          </table:table-cell>
          <table:table-cell office:value-type="string" calcext:value-type="string">
            <text:p>bbaa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Scav Mounted MG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12000" calcext:value-type="float">
            <text:p>1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convertcsv.A1:convertcsv.BB37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 style:data-style-name="N2" text:time-value="11:56:31.11945859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0$Build-2</meta:generator>
    <dc:date>2021-10-20T12:01:55.005020057</dc:date>
    <meta:editing-duration>PT5M24S</meta:editing-duration>
    <meta:editing-cycles>1</meta:editing-cycles>
    <meta:document-statistic meta:table-count="1" meta:cell-count="15066" meta:object-count="0"/>
  </office:meta>
</office:document-meta>
</file>